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en" svg:font-family="Verdanen"/>
    <style:font-face style:name="Verdana" svg:font-family="Verdana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Verdana" fo:font-size="11pt" fo:font-weight="normal" officeooo:paragraph-rsid="0014cc88" style:font-size-asian="11pt" style:font-weight-asian="normal" style:font-size-complex="11pt" style:font-weight-complex="normal"/>
    </style:style>
    <style:style style:name="P2" style:family="paragraph" style:parent-style-name="Text_20_body">
      <style:text-properties fo:color="#000000" style:font-name="Verdana" fo:font-size="11pt" style:text-underline-style="none" fo:font-weight="normal" officeooo:paragraph-rsid="0014cc88" style:font-size-asian="11pt" style:font-weight-asian="normal" style:font-size-complex="11pt" style:font-weight-complex="normal"/>
    </style:style>
    <style:style style:name="P3" style:family="paragraph" style:parent-style-name="Text_20_body">
      <style:text-properties fo:color="#008080" style:font-name="Verdana" fo:font-size="11pt" fo:font-weight="normal" officeooo:paragraph-rsid="0014cc88" style:font-size-asian="11pt" style:font-weight-asian="normal" style:font-size-complex="11pt" style:font-weight-complex="normal"/>
    </style:style>
    <style:style style:name="P4" style:family="paragraph" style:parent-style-name="Text_20_body">
      <style:text-properties fo:color="#008080" style:font-name="Verdana" fo:font-size="11pt" style:text-underline-style="none" officeooo:paragraph-rsid="0014cc88" style:font-size-asian="11pt" style:font-size-complex="11pt"/>
    </style:style>
    <style:style style:name="P5" style:family="paragraph" style:parent-style-name="Text_20_body">
      <style:text-properties style:font-name="Verdana" fo:font-size="11pt" officeooo:paragraph-rsid="0014cc88" style:font-size-asian="11pt" style:font-size-complex="11pt"/>
    </style:style>
    <style:style style:name="P6" style:family="paragraph" style:parent-style-name="Text_20_body">
      <style:paragraph-properties fo:break-before="page"/>
      <style:text-properties fo:color="#000000" style:font-name="Verdana" fo:font-size="11pt" fo:font-weight="bold" officeooo:paragraph-rsid="0014cc88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break-before="page"/>
      <style:text-properties fo:color="#000000" style:font-name="Verdana" fo:font-size="11pt" fo:font-weight="normal" officeooo:paragraph-rsid="0014cc88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000000" style:font-name="Verdanen" fo:font-size="12pt" fo:font-weight="normal" officeooo:paragraph-rsid="0014cc88" style:font-size-asian="10.5pt" style:font-weight-asian="normal" style:font-size-complex="12pt" style:font-weight-complex="normal"/>
    </style:style>
    <style:style style:name="P9" style:family="paragraph" style:parent-style-name="Heading_20_3">
      <style:text-properties fo:color="#000000" style:font-name="Verdana" fo:font-size="11pt" style:text-underline-style="solid" style:text-underline-width="auto" style:text-underline-color="font-color" fo:font-weight="normal" officeooo:paragraph-rsid="0014cc88" style:font-size-asian="11pt" style:font-weight-asian="normal" style:font-size-complex="11pt" style:font-weight-complex="normal"/>
    </style:style>
    <style:style style:name="P10" style:family="paragraph" style:parent-style-name="Heading_20_3">
      <style:text-properties fo:color="#000000" style:font-name="Verdanen" fo:font-size="12pt" fo:font-weight="normal" officeooo:paragraph-rsid="0014cc88" style:font-size-asian="10.5pt" style:font-weight-asian="normal" style:font-size-complex="12pt" style:font-weight-complex="normal"/>
    </style:style>
    <style:style style:name="P11" style:family="paragraph" style:parent-style-name="Heading_20_3">
      <style:paragraph-properties fo:margin-top="0in" fo:margin-bottom="0.1965in" style:contextual-spacing="false"/>
      <style:text-properties fo:color="#008080" style:font-name="Verdana" fo:font-size="11pt" fo:font-weight="normal" officeooo:paragraph-rsid="0014cc88" style:font-size-asian="11pt" style:font-weight-asian="normal" style:font-size-complex="11pt" style:font-weight-complex="normal"/>
    </style:style>
    <style:style style:name="P12" style:family="paragraph" style:parent-style-name="Preformatted_20_Text">
      <style:text-properties fo:color="#000000" style:font-name="Verdanen" fo:font-size="12pt" fo:font-weight="normal" officeooo:paragraph-rsid="0014cc88" style:font-size-asian="10.5pt" style:font-weight-asian="normal" style:font-size-complex="12pt" style:font-weight-complex="normal"/>
    </style:style>
    <style:style style:name="P13" style:family="paragraph" style:parent-style-name="Preformatted_20_Text">
      <style:text-properties officeooo:paragraph-rsid="0014cc88"/>
    </style:style>
    <style:style style:name="P14" style:family="paragraph" style:parent-style-name="Preformatted_20_Text">
      <style:paragraph-properties fo:margin-top="0in" fo:margin-bottom="0.1965in" style:contextual-spacing="false"/>
      <style:text-properties fo:color="#000000" style:font-name="Verdana" fo:font-size="11pt" style:text-underline-style="solid" style:text-underline-width="auto" style:text-underline-color="font-color" fo:font-weight="normal" officeooo:paragraph-rsid="0014cc88" style:font-size-asian="11pt" style:font-weight-asian="normal" style:font-size-complex="11pt" style:font-weight-complex="normal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paragraph-rsid="0014cc88"/>
    </style:style>
    <style:style style:name="T1" style:family="text">
      <style:text-properties fo:color="#008080"/>
    </style:style>
    <style:style style:name="T2" style:family="text">
      <style:text-properties fo:color="#008080" style:font-name="Verdana" fo:font-size="11pt" style:font-size-asian="11pt" style:font-size-complex="11pt"/>
    </style:style>
    <style:style style:name="T3" style:family="text">
      <style:text-properties fo:color="#008080" style:font-name="Verdana" fo:font-size="11pt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fo:color="#008080" style:font-name="Verdana" fo:font-size="11pt" style:text-underline-style="none" style:font-size-asian="11pt" style:font-size-complex="11pt"/>
    </style:style>
    <style:style style:name="T5" style:family="text">
      <style:text-properties fo:color="#008080" style:font-name="Verdana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color="#008080" style:font-name="Verdan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style:font-name="Verdan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0" style:family="text">
      <style:text-properties style:font-name="Verdan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. Server Hardening</text:p>
      <text:p text:style-name="P3">1. Protect the BIOS with PW</text:p>
      <text:p text:style-name="P1">During the boot process you can set the PW by entering in the BIOS.</text:p>
      <text:p text:style-name="P3">2. Protect GRUB with PW</text:p>
      <text:p text:style-name="P1"># vi boot/grub/grub.conf</text:p>
      <text:p text:style-name="P1"><text:s/>passwd=grubpasswd</text:p>
      <text:p text:style-name="P1">3. Disable root login: <text:span text:style-name="T1">PermitEmptyPasswords no </text:span></text:p>
      <text:p text:style-name="P1">4. Allow specific user to login: <text:span text:style-name="T1">AllowUsers <text:s/>alex</text:span></text:p>
      <text:p text:style-name="P1">5. Change ss port to 9222: port = <text:span text:style-name="T1">9222 (don't forget to open this port)</text:span></text:p>
      <text:p text:style-name="P1">6. User ssh protocol 2: <text:span text:style-name="T1">Protocol 2</text:span></text:p>
      <text:p text:style-name="P1">7. Give admin user admin permission</text:p>
      <text:p text:style-name="P3">visudo</text:p>
      <text:p text:style-name="P3">%wheel <text:s/>ALL=(ALL) <text:s text:c="6"/>ALL</text:p>
      <text:p text:style-name="P3">wheel:x:10:alex</text:p>
      <text:p text:style-name="P1">8. Disable unused services to start at boot</text:p>
      <text:p text:style-name="P3"># ntsysv</text:p>
      <text:p text:style-name="P1">9. <text:s/>Disable reboot by Ctrl+Alt+Del</text:p>
      <text:p text:style-name="P3"># vi /etc/init/control-alt-delete.conf </text:p>
      <text:p text:style-name="P3">#exec /sbin/shutdown -r now "Control-Alt-Delete pressed"</text:p>
      <text:p text:style-name="P1">10. Enable firewall</text:p>
      <text:p text:style-name="P3"># after checkout with this cmd: iptables -L</text:p>
      <text:p text:style-name="P1">11. Set SELinux to enforcing</text:p>
      <text:p text:style-name="P3"># setenforce 1 </text:p>
      <text:p text:style-name="P3"># getenforce </text:p>
      <text:p text:style-name="P1"><text:span text:style-name="T1">Enforcing</text:span> </text:p>
      <text:p text:style-name="P1">11. Check file system permission and adapt if necessar. Sticky bit should be set on /tmp</text:p>
      <text:p text:style-name="P3">drwxrwxrwt. <text:s text:c="2"/>3 root root <text:s/>4096 Jul 24 03:30 tmp</text:p>
      <text:p text:style-name="P3">drwxr-xr-x. <text:s text:c="2"/>4 root root <text:s/>4096 Jul 23 23:58 home</text:p>
      <text:p text:style-name="P3">dr-xr-x---. <text:s text:c="2"/>3 root root <text:s/>4096 Jul 24 00:03 root</text:p>
      <text:p text:style-name="P1">12. Set welcom and prevention message</text:p>
      <text:p text:style-name="P3"># cat &gt; /etc/issue </text:p>
      <text:p text:style-name="P3">This service is restricted to authorized users only. All activities on this system are logged. Unauthorized access will be fully investigated and reported to the appropriate law enforcement agencies. Ctrl+D to quit<text:span text:style-name="T7"> </text:span></text:p>
      <text:p text:style-name="P7">13. Disable local login except the root account</text:p>
      <text:p text:style-name="P3">touch /etc/nologin</text:p>
      <text:p text:style-name="P5"><text:span text:style-name="T8">14. </text:span>lock ssh users after 3 failed login attempts </text:p>
      <text:p text:style-name="P3"># echo "auth required pam_tally2.so deny=3 onerr=fail unlock_time=600" &gt;&gt; /etc/pam.d/sshd</text:p>
      <text:p text:style-name="P3">pam_tally2.so uses the file /var/log/tallylog as a counter for the failed logis, if you wish to check the counter you can use the command pam_tally2<text:line-break/>[root@nuke]# pam_tally2</text:p>
      <text:p text:style-name="P3"/>
      <text:p text:style-name="P1">15. Enforce password policy</text:p>
      <text:h text:style-name="P9" text:outline-level="3">Prevent Reusing Old Passwords</text:h>
      <text:p text:style-name="P2"><text:span text:style-name="T1">sudo vi /etc/pam.d/system-auth</text:span> </text:p>
      <text:p text:style-name="P12"><text:span text:style-name="T2">password <text:s text:c="2"/>sufficient <text:s text:c="2"/>pam_unix.so sha512 shadow nullok try_first_pass use_authtok </text:span><text:span text:style-name="Strong_20_Emphasis"><text:span text:style-name="T2">remember=5</text:span></text:span></text:p>
      <text:h text:style-name="P10" text:outline-level="3"><text:span text:style-name="Strong_20_Emphasis"><text:span text:style-name="T10">Set Minimum Password Length</text:span></text:span></text:h>
      <text:p text:style-name="P8"><text:span text:style-name="Strong_20_Emphasis"><text:span text:style-name="T3">sudo vi /etc/pam.d/system-auth</text:span></text:span></text:p>
      <text:p text:style-name="P15"><text:span text:style-name="T2">password <text:s text:c="2"/>requisite <text:s text:c="2"/>pam_cracklib.so retry=3 difok=3 </text:span><text:span text:style-name="Strong_20_Emphasis"><text:span text:style-name="T2">minlen=10</text:span></text:span></text:p>
      <text:p text:style-name="P14">Set Password Complexity</text:p>
      <text:p text:style-name="P4">sudo vi /etc/pam.d/system-auth </text:p>
      <text:p text:style-name="P13"><text:span text:style-name="T4">password <text:s text:c="2"/>requisite <text:s text:c="2"/>pam_cracklib.so retry=3 difok=3 minlen=10 </text:span><text:span text:style-name="Strong_20_Emphasis"><text:span text:style-name="T4">ucredit=-1 lcredit=-2 dcredit=-1 ocredit=-1</text:span></text:span></text:p>
      <text:p text:style-name="P13"><text:span text:style-name="Strong_20_Emphasis"><text:span text:style-name="T5"/></text:span></text:p>
      <text:p text:style-name="P15"><text:span text:style-name="Strong_20_Emphasis"><text:span text:style-name="T9">Set Password Expiration Period</text:span></text:span><text:span text:style-name="Strong_20_Emphasis"><text:span text:style-name="T6"> </text:span></text:span></text:p>
      <text:h text:style-name="P11" text:outline-level="3">sudo vi /etc/login.defs</text:h>
      <text:h text:style-name="P11" text:outline-level="3">It can also be done by per user basis sudo chage -l xmodulo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Verdanen" svg:font-family="Verdanen"/>
    <style:font-face style:name="Verdana" svg:font-family="Verdana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Ming HK" style:font-size-asian="14pt" style:font-weight-asian="bold" style:font-name-complex="Lohit Devanagar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7-25T00:11:53</meta:creation-date>
    <dc:date>2014-07-25T00:12:08</dc:date>
    <dc:creator>alex </dc:creator>
    <meta:editing-duration>P0D</meta:editing-duration>
    <meta:editing-cycles>1</meta:editing-cycles>
    <meta:generator>LibreOffice/4.0.4.2$Linux_X86_64 LibreOffice_project/400m0$Build-2</meta:generator>
    <meta:document-statistic meta:table-count="0" meta:image-count="0" meta:object-count="0" meta:page-count="2" meta:paragraph-count="50" meta:word-count="336" meta:character-count="2227" meta:non-whitespace-character-count="1900"/>
  </office:meta>
</office:document-meta>
</file>